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nferir ala em sql6</text:p>
      <text:p text:style-name="Standard"><text:tab/><text:span text:style-name="T2">downloads.inc.php</text:span></text:p>
      <text:p text:style-name="Standard">????</text:p>
      <text:p text:style-name="Standard"><text:tab/><text:span text:style-name="T2">estado.inc.php</text:span></text:p>
      <text:p text:style-name="Standard">não tenho o banco</text:p>
      <text:p text:style-name="Standard"><text:tab/><text:span text:style-name="T2">home.inc.php</text:span></text:p>
      <text:p text:style-name="Standard">home.inc.php</text:p>
      <text:p text:style-name="Standard">//duvida usei foaf:name e tinham 2 no rdf como distinguir ?</text:p>
      <text:p text:style-name="Standard">sql1 = </text:p>
      <text:p text:style-name="Standard">SELECT (count(?s) as ?c)</text:p>
      <text:p text:style-name="Standard">WHERE<text:tab/>{</text:p>
      <text:p text:style-name="Standard"><text:s text:c="2"/><text:tab/>?s dc:creator ?x</text:p>
      <text:p text:style-name="Standard"><text:s text:c="2"/>} //conta os politicos</text:p>
      <text:p text:style-name="Standard"></text:p>
      <text:p text:style-name="Standard"><text:tab/><text:bookmark-start text:name="__DdeLink__18_1162032107"/><text:span text:style-name="T2">politico_html.inc.php</text:span><text:bookmark-end text:name="__DdeLink__18_1162032107"/></text:p>
      <text:p text:style-name="P1">$sql2 = <text:bookmark-start text:name="__DdeLink__47_1162032107"/><text:bookmark-start text:name="__DdeLink__6_1162032107"/>SELECT ?tipo ?descricao ?preco <text:bookmark-end text:name="__DdeLink__6_1162032107"/></text:p>
      <text:p text:style-name="P1">WHERE<text:tab/>{</text:p>
      <text:p text:style-name="P1"><text:s text:c="2"/><text:tab/>?x dcterms:description ?descricao .</text:p>
      <text:p text:style-name="P1"><text:s text:c="2"/><text:tab/>?x dcterms:type ?tipo .</text:p>
      <text:p text:style-name="P1"><text:s text:c="2"/><text:tab/>?x rdfmoney:Price ?preco .</text:p>
      <text:p text:style-name="P1"><text:s text:c="2"/><text:tab/>?z polbr:DeclarationOfAssets ?x .</text:p>
      <text:p text:style-name="P1"><text:s text:c="2"/><text:tab/>&lt;http://ligadonospoliticos.com.br/politico/1&gt; ?k ?z</text:p>
      <text:p text:style-name="P1"><text:s text:c="2"/>}<text:bookmark-end text:name="__DdeLink__47_1162032107"/></text:p>
      <text:p text:style-name="P1">//// na consulta sql possui ids </text:p>
      <text:p text:style-name="P1">$sql 6 =<text:bookmark-start text:name="__DdeLink__12_1162032107"/> <text:bookmark-start text:name="__DdeLink__34_1162032107"/><text:bookmark-start text:name="__DdeLink__8_1162032107"/>SELECT ?anexo ?ala ?gabinete ?email ?telefone ?fax</text:p>
      <text:p text:style-name="P1">WHERE<text:tab/>{</text:p>
      <text:p text:style-name="P1"><text:s text:c="2"/><text:tab/>OPTIONAL{&lt;<text:bookmark-start text:name="__DdeLink__15_1162032107"/>http://ligadonospoliticos.com.br/politico/10<text:bookmark-end text:name="__DdeLink__15_1162032107"/>&gt; polbr:annex ?anexo }.</text:p>
      <text:p text:style-name="P1"><text:s text:c="2"/><text:tab/>OPTIONAL{&lt;<text:a xlink:type="simple" xlink:href="http://ligadonospoliticos.com.br/politico/10">http://ligadonospoliticos.com.br/politico/10</text:a>&gt; polbr:wing ?ala}.</text:p>
      <text:p text:style-name="P1"><text:tab/>OPTIONAL{&lt;http://ligadonospoliticos.com.br/politico/10&gt; polbr:cabinet ?gabinete}.</text:p>
      <text:p text:style-name="P1"><text:s text:c="2"/><text:tab/>OPTIONAL{&lt;http://ligadonospoliticos.com.br/politico/10&gt; biblio:Email ?email}.</text:p>
      <text:p text:style-name="P1"><text:s text:c="2"/><text:tab/>OPTIONAL{&lt;http://ligadonospoliticos.com.br/politico/10&gt; foaf:phone ?telefone}.</text:p>
      <text:p text:style-name="P1"><text:tab/>OPTIONAL{&lt;http://ligadonospoliticos.com.br/politico/10&gt; foaf:fax ?fax} <text:s/><text:tab/></text:p>
      <text:p text:style-name="P1"><text:s text:c="2"/>}<text:bookmark-end text:name="__DdeLink__34_1162032107"/></text:p>
      <text:p text:style-name="P1"/>
      <text:p text:style-name="P1"/>
      <text:p text:style-name="P1"><text:bookmark-end text:name="__DdeLink__12_1162032107"/><text:bookmark-end text:name="__DdeLink__8_1162032107"/>???????????????????????????????? em todos</text:p>
      <text:p text:style-name="P1"/>
      <text:p text:style-name="P1"><text:span text:style-name="T2">politico_html2.inc.php</text:span></text:p>
      <text:p text:style-name="P1"><text:span text:style-name="T2"/></text:p>
      <text:p text:style-name="P1"><text:span text:style-name="T1">///// foto e e-mail é o nome do recurso conferir sql 18 ,20 , 15 e conf</text:span></text:p>
      <text:p text:style-name="P1"><text:span text:style-name="T1">$sql1 = <text:s/>SELECT ?nome_civil ?nome_parlamentar ?cargo ?situacao ?cargo_uf ?data_nascimento </text:span></text:p>
      <text:p text:style-name="P1"><text:span text:style-name="T1">?nome_pai ?nome_mae ?sexo ?cor ?estado_civil ?grau_instrucao ?nacionalidade</text:span></text:p>
      <text:p text:style-name="P1"><text:span text:style-name="T1">?cidade_nascimento ?cidade_eleitoral ?email</text:span></text:p>
      <text:p text:style-name="P1"><text:span text:style-name="T1">WHERE<text:tab/>{</text:span></text:p>
      <text:p text:style-name="P1"><text:span text:style-name="T1"><text:s text:c="2"/><text:tab/>&lt;http://ligadonospoliticos.com.br/politico/12749&gt; foaf:name ?nome_civil .</text:span></text:p>
      <text:p text:style-name="P1"><text:soft-page-break/><text:span text:style-name="T1"><text:s text:c="3"/>OPTIONAL{</text:span></text:p>
      <text:p text:style-name="P1"><text:span text:style-name="T1"><text:s text:c="4"/>&lt;http://ligadonospoliticos.com.br/politico/12749&gt; polbr:governmentalName ?x.}.</text:span></text:p>
      <text:p text:style-name="P1"><text:span text:style-name="T1"><text:s text:c="7"/>&lt;http://ligadonospoliticos.com.br/politico/12749&gt; polbr:situation ?situacao.</text:span></text:p>
      <text:p text:style-name="P1"><text:span text:style-name="T1"><text:s text:c="2"/>OPTIONAL{</text:span></text:p>
      <text:p text:style-name="P1"><text:span text:style-name="T1"><text:s text:c="7"/>&lt;http://ligadonospoliticos.com.br/politico/12749&gt; pol:Office ?cargo }.</text:span></text:p>
      <text:p text:style-name="P1"><text:span text:style-name="T1"><text:s text:c="3"/>OPTIONAL{</text:span></text:p>
      <text:p text:style-name="P1"><text:span text:style-name="T1"><text:s text:c="7"/>&lt;http://ligadonospoliticos.com.br/politico/12749&gt; polbr:officeState ?cargo_uf }.</text:span></text:p>
      <text:p text:style-name="P1"><text:span text:style-name="T1"><text:s text:c="3"/>OPTIONAL{</text:span></text:p>
      <text:p text:style-name="P1"><text:span text:style-name="T1"><text:s text:c="7"/>&lt;http://ligadonospoliticos.com.br/politico/12749&gt; foaf:birthday ?data_nascimento }.</text:span></text:p>
      <text:p text:style-name="P1"><text:span text:style-name="T1"><text:s text:c="2"/>OPTIONAL{</text:span></text:p>
      <text:p text:style-name="P1"><text:span text:style-name="T1"><text:s text:c="7"/>&lt;http://ligadonospoliticos.com.br/politico/12749&gt; bio:father ?nome_pai }</text:span></text:p>
      <text:p text:style-name="P1"><text:span text:style-name="T1"><text:s text:c="2"/>OPTIONAL{</text:span></text:p>
      <text:p text:style-name="P1"><text:span text:style-name="T1"><text:s text:c="7"/>&lt;http://ligadonospoliticos.com.br/politico/12749&gt; bio:mother ?nome_mae }</text:span></text:p>
      <text:p text:style-name="P1"><text:span text:style-name="T1"><text:s text:c="2"/>OPTIONAL{</text:span></text:p>
      <text:p text:style-name="P1"><text:span text:style-name="T1"><text:s text:c="7"/>&lt;http://ligadonospoliticos.com.br/politico/12749&gt; foaf:gender ?sexo }</text:span></text:p>
      <text:p text:style-name="P1"><text:span text:style-name="T1"><text:s text:c="2"/>OPTIONAL{</text:span></text:p>
      <text:p text:style-name="P1"><text:span text:style-name="T1"><text:s text:c="7"/>&lt;http://ligadonospoliticos.com.br/politico/12749&gt; person:complexion ?cor }</text:span></text:p>
      <text:p text:style-name="P1"><text:span text:style-name="T1"><text:s text:c="2"/>OPTIONAL{</text:span></text:p>
      <text:p text:style-name="P1"><text:span text:style-name="T1"><text:s text:c="7"/>&lt;http://ligadonospoliticos.com.br/politico/12749&gt; polbr:maritalStatus ?estado_civil }</text:span></text:p>
      <text:p text:style-name="P1"><text:span text:style-name="T1"><text:s/>OPTIONAL{</text:span></text:p>
      <text:p text:style-name="P1"><text:span text:style-name="T1"><text:s text:c="7"/>&lt;http://ligadonospoliticos.com.br/politico/12749&gt; dcterms:educationLevel ?grau_instrucao }.</text:span></text:p>
      <text:p text:style-name="P1"><text:span text:style-name="T1"><text:s text:c="2"/>OPTIONAL{</text:span></text:p>
      <text:p text:style-name="P1"><text:span text:style-name="T1"><text:s text:c="7"/>&lt;http://ligadonospoliticos.com.br/politico/12749&gt; dbpprop:nationality ?nacionalidade }.</text:span></text:p>
      <text:p text:style-name="P1"><text:span text:style-name="T1"><text:s text:c="2"/>OPTIONAL{</text:span></text:p>
      <text:p text:style-name="P1"><text:span text:style-name="T1"><text:s text:c="7"/>&lt;http://ligadonospoliticos.com.br/politico/12749&gt; being:place-of-birth ?cidade_nascimento }.</text:span></text:p>
      <text:p text:style-name="P1"><text:span text:style-name="T1"><text:s text:c="2"/>OPTIONAL{</text:span></text:p>
      <text:p text:style-name="P1"><text:span text:style-name="T1"><text:s text:c="7"/>&lt;http://ligadonospoliticos.com.br/politico/12749&gt; polbr:place-of-vote ?cidade_eleitoral }.</text:span></text:p>
      <text:p text:style-name="P1"><text:span text:style-name="T1"><text:s text:c="2"/>OPTIONAL{</text:span></text:p>
      <text:p text:style-name="P1"><text:span text:style-name="T1"><text:s text:c="7"/>&lt;http://ligadonospoliticos.com.br/politico/12749&gt; biblio:Email ?email }.</text:span></text:p>
      <text:p text:style-name="P1"><text:span text:style-name="T1"><text:s text:c="2"/></text:span></text:p>
      <text:p text:style-name="P1"><text:span text:style-name="T1"><text:s text:c="2"/></text:span></text:p>
      <text:p text:style-name="P1"><text:span text:style-name="T1"><text:s text:c="37"/></text:span></text:p>
      <text:p text:style-name="P1"><text:soft-page-break/><text:span text:style-name="T1">}</text:span></text:p>
      <text:p text:style-name="P1"><text:span text:style-name="T1"/></text:p>
      <text:p text:style-name="P1"><text:span text:style-name="T1">$slq3 = SELECT ?ano ?nome_urna ?numero_candidato ?partido ?cargo ?cargo_uf ?resultado</text:span></text:p>
      <text:p text:style-name="P1"><text:span text:style-name="T1">?nome_coligacao ?partidos_coligacao ?situacao_candidatura ?numero_protocolo</text:span></text:p>
      <text:p text:style-name="P1"><text:span text:style-name="T1">?numero_processo ?cnpj_campanha</text:span></text:p>
      <text:p text:style-name="P1"><text:span text:style-name="T1">WHERE<text:tab/>{</text:span></text:p>
      <text:p text:style-name="P1"><text:span text:style-name="T1"><text:s text:c="2"/><text:tab/>?x timeline:atYear ?ano .</text:span></text:p>
      <text:p text:style-name="P1"><text:span text:style-name="T1"><text:s text:c="3"/>OPTIONAL{</text:span></text:p>
      <text:p text:style-name="P1"><text:span text:style-name="T1"><text:s text:c="4"/>?x foaf:name ?nome_urna . }</text:span></text:p>
      <text:p text:style-name="P1"><text:span text:style-name="T1"><text:s text:c="2"/>OPTIONAL{</text:span></text:p>
      <text:p text:style-name="P1"><text:span text:style-name="T1"><text:s text:c="7"/>?x biblio:number ?numero_candidato }.</text:span></text:p>
      <text:p text:style-name="P1"><text:span text:style-name="T1"><text:s text:c="3"/>OPTIONAL{</text:span></text:p>
      <text:p text:style-name="P1"><text:span text:style-name="T1"><text:s text:c="7"/>?x pol:party ?partido }.</text:span></text:p>
      <text:p text:style-name="P1"><text:span text:style-name="T1"><text:s text:c="3"/>OPTIONAL{</text:span></text:p>
      <text:p text:style-name="P1"><text:span text:style-name="T1"><text:s text:c="7"/>?x pol:Office ?cargo }.</text:span></text:p>
      <text:p text:style-name="P1"><text:span text:style-name="T1"><text:s text:c="2"/>OPTIONAL{</text:span></text:p>
      <text:p text:style-name="P1"><text:span text:style-name="T1"><text:s text:c="7"/>?x geospecies:State ?cargo_uf }.</text:span></text:p>
      <text:p text:style-name="P1"><text:span text:style-name="T1"><text:s text:c="2"/>OPTIONAL{</text:span></text:p>
      <text:p text:style-name="P1"><text:span text:style-name="T1"><text:s text:c="7"/>?x earl:outcome ?resultado }.</text:span></text:p>
      <text:p text:style-name="P1"><text:span text:style-name="T1"><text:s text:c="2"/>OPTIONAL{</text:span></text:p>
      <text:p text:style-name="P1"><text:span text:style-name="T1"><text:s text:c="7"/>?x spinrdf:Union ?nome_coligacao }.</text:span></text:p>
      <text:p text:style-name="P1"><text:span text:style-name="T1"><text:s text:c="2"/>OPTIONAL{</text:span></text:p>
      <text:p text:style-name="P1"><text:span text:style-name="T1"><text:s text:c="7"/>?x polbr:unionParties ?partidos_coligacao }.</text:span></text:p>
      <text:p text:style-name="P1"><text:span text:style-name="T1"><text:s text:c="2"/>OPTIONAL{</text:span></text:p>
      <text:p text:style-name="P1"><text:span text:style-name="T1"><text:s text:c="7"/>?x polbr:situation ?situacao_candidatura }.</text:span></text:p>
      <text:p text:style-name="P1"><text:span text:style-name="T1"><text:s/>OPTIONAL{</text:span></text:p>
      <text:p text:style-name="P1"><text:span text:style-name="T1"><text:s text:c="7"/>?x polbr:protocolNumber ?numero_protocolo }.</text:span></text:p>
      <text:p text:style-name="P1"><text:span text:style-name="T1"><text:s text:c="2"/>OPTIONAL{</text:span></text:p>
      <text:p text:style-name="P1"><text:span text:style-name="T1"><text:s text:c="7"/>?x polbr:processNumber ?numero_processo }.</text:span></text:p>
      <text:p text:style-name="P1"><text:span text:style-name="T1"><text:s text:c="2"/>OPTIONAL{</text:span></text:p>
      <text:p text:style-name="P1"><text:span text:style-name="T1"><text:s text:c="7"/>?x polbr:CNPJ ?cnpj_campanha }.</text:span></text:p>
      <text:p text:style-name="P1"><text:span text:style-name="T1"><text:s text:c="2"/>&lt;http://ligadonospoliticos.com.br/politico/12749&gt; polbr:election ?x</text:span></text:p>
      <text:p text:style-name="P1"><text:span text:style-name="T1"><text:s text:c="2"/></text:span></text:p>
      <text:p text:style-name="P1"><text:span text:style-name="T1"><text:s text:c="37"/></text:span></text:p>
      <text:p text:style-name="P1"><text:span text:style-name="T1">}</text:span></text:p>
      <text:p text:style-name="P1"><text:span text:style-name="T1"/></text:p>
      <text:p text:style-name="P1"><text:span text:style-name="T1">$sql6 = <text:s/></text:span><text:bookmark-start text:name="__DdeLink__45_1162032107"/>SELECT ?anexo ?ala ?gabinete ?email ?telefone ?fax</text:p>
      <text:p text:style-name="P1">WHERE<text:tab/>{</text:p>
      <text:p text:style-name="P1"><text:s text:c="2"/><text:tab/>OPTIONAL{&lt;<text:bookmark-start text:name="__DdeLink__15_11620321071"/>http://ligadonospoliticos.com.br/politico/10<text:bookmark-end text:name="__DdeLink__15_11620321071"/>&gt; polbr:annex ?anexo }.</text:p>
      <text:p text:style-name="P1"><text:s text:c="2"/><text:tab/>OPTIONAL{&lt;<text:a xlink:type="simple" xlink:href="http://ligadonospoliticos.com.br/politico/10">http://ligadonospoliticos.com.br/politico/10</text:a>&gt; polbr:wing ?ala}.</text:p>
      <text:p text:style-name="P1"><text:tab/>OPTIONAL{&lt;http://ligadonospoliticos.com.br/politico/10&gt; polbr:cabinet ?gabinete}.</text:p>
      <text:p text:style-name="P1"><text:soft-page-break/><text:s text:c="2"/><text:tab/>OPTIONAL{&lt;http://ligadonospoliticos.com.br/politico/10&gt; biblio:Email ?email}.</text:p>
      <text:p text:style-name="P1"><text:s text:c="2"/><text:tab/>OPTIONAL{&lt;http://ligadonospoliticos.com.br/politico/10&gt; foaf:phone ?telefone}.</text:p>
      <text:p text:style-name="P1"><text:tab/>OPTIONAL{&lt;http://ligadonospoliticos.com.br/politico/10&gt; foaf:fax ?fax} <text:s/><text:tab/></text:p>
      <text:p text:style-name="P1"><text:span text:style-name="T1"><text:s text:c="2"/>}</text:span><text:bookmark-end text:name="__DdeLink__45_1162032107"/></text:p>
      <text:p text:style-name="P1"><text:span text:style-name="T1">//conferir sql7 na geração do rdf acho que está errada</text:span></text:p>
      <text:p text:style-name="P1"><text:span text:style-name="T1">$sql7 = <text:s/></text:span><text:bookmark-start text:name="__DdeLink__38_1162032107"/><text:span text:style-name="T1">SELECT ?tipo ?rua ?bairro ?cidade ?estado ?CEP ?CNPJ ?telefone ?disque ?site</text:span></text:p>
      <text:p text:style-name="P1"><text:span text:style-name="T1">WHERE<text:tab/>{</text:span></text:p>
      <text:p text:style-name="P1"><text:span text:style-name="T1"><text:s/><text:tab/>OPTIONAL{ &lt;http://ligadonospoliticos.com.br/politico/10&gt; po:Place ?tipo }.</text:span></text:p>
      <text:p text:style-name="P1"><text:span text:style-name="T1"><text:s text:c="2"/><text:tab/>OPTIONAL{ &lt;http://ligadonospoliticos.com.br/politico/10&gt; vcard:street-address ?rua }.</text:span></text:p>
      <text:p text:style-name="P1"><text:span text:style-name="T1"><text:tab/>OPTIONAL{ &lt;http://ligadonospoliticos.com.br/politico/10&gt; polbr:district ?bairro}.</text:span></text:p>
      <text:p text:style-name="P1"><text:span text:style-name="T1"><text:s text:c="2"/><text:tab/>OPTIONAL{ &lt;http://ligadonospoliticos.com.br/politico/10&gt; vcard:locality ?cidade}.</text:span></text:p>
      <text:p text:style-name="P1"><text:span text:style-name="T1"><text:s text:c="2"/><text:tab/>OPTIONAL{ &lt;http://ligadonospoliticos.com.br/politico/10&gt; geospecies:State ?estado}.</text:span></text:p>
      <text:p text:style-name="P1"><text:span text:style-name="T1"><text:s text:c="2"/><text:tab/>OPTIONAL{ &lt;http://ligadonospoliticos.com.br/politico/10&gt; vcard:postal-code ?CEP}.</text:span></text:p>
      <text:p text:style-name="P1"><text:span text:style-name="T1"><text:tab/>OPTIONAL{ &lt;http://ligadonospoliticos.com.br/politico/10&gt; polbr:CNPJ ?CNPJ}.</text:span></text:p>
      <text:p text:style-name="P1"><text:span text:style-name="T1"><text:s text:c="2"/><text:tab/>OPTIONAL{ &lt;http://ligadonospoliticos.com.br/politico/10&gt; foaf:phone ?telefone}.</text:span></text:p>
      <text:p text:style-name="P1"><text:span text:style-name="T1"><text:s text:c="2"/><text:tab/>OPTIONAL{ &lt;http://ligadonospoliticos.com.br/politico/10&gt; foaf:phone ?disque}.</text:span></text:p>
      <text:p text:style-name="P1"><text:span text:style-name="T1"><text:s text:c="2"/><text:tab/>OPTIONAL{ &lt;http://ligadonospoliticos.com.br/politico/10&gt; foaf:homepage ?site}.</text:span></text:p>
      <text:p text:style-name="P1"><text:span text:style-name="T1"><text:s text:c="2"/>}</text:span></text:p>
      <text:p text:style-name="P1"><text:span text:style-name="T1"/></text:p>
      <text:p text:style-name="P1"><text:span text:style-name="T1"/></text:p>
      <text:p text:style-name="P1"><text:bookmark-end text:name="__DdeLink__38_1162032107"/><text:span text:style-name="T1">$sql2 , $sql2a , $sql2b =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6T13:16:30</meta:creation-date>
    <dc:date>2014-05-04T20:04:19</dc:date>
    <meta:editing-duration>P18DT6H44M41S</meta:editing-duration>
    <meta:editing-cycles>10</meta:editing-cycles>
    <meta:generator>LibreOffice/3.5$Linux_X86_64 LibreOffice_project/350m1$Build-2</meta:generator>
    <meta:document-statistic meta:table-count="0" meta:image-count="0" meta:object-count="0" meta:page-count="4" meta:paragraph-count="131" meta:word-count="417" meta:character-count="5494" meta:non-whitespace-character-count="4762"/>
  </office:meta>
</office:document-meta>
</file>